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58000000446459FE954F3F8F02.png" manifest:media-type="image/png"/>
  <manifest:file-entry manifest:full-path="Pictures/1000000100000190000000C8FEC8EE6A59C494D5.png" manifest:media-type="image/png"/>
  <manifest:file-entry manifest:full-path="Pictures/1000000100000190000001901E290902733F8C32.png" manifest:media-type="image/png"/>
  <manifest:file-entry manifest:full-path="Pictures/1000000000000578000003E8186D8311513D8219.png" manifest:media-type="image/png"/>
  <manifest:file-entry manifest:full-path="Pictures/100000000000018700000037470E0FC3854D4762.png" manifest:media-type="image/png"/>
  <manifest:file-entry manifest:full-path="Pictures/100000000000022C00000040FE4471FA32A0ADD8.png" manifest:media-type="image/png"/>
  <manifest:file-entry manifest:full-path="Pictures/100000000000023D000000458CE6BCC5CCD47915.png" manifest:media-type="image/png"/>
  <manifest:file-entry manifest:full-path="Pictures/1000000000000578000003E8C54B5342DFAB91D6.png" manifest:media-type="image/png"/>
  <manifest:file-entry manifest:full-path="Pictures/1000000000000578000003E89DC460C6584924CB.png" manifest:media-type="image/png"/>
  <manifest:file-entry manifest:full-path="Pictures/1000000000000578000003E81C162FE036D21D56.png" manifest:media-type="image/png"/>
  <manifest:file-entry manifest:full-path="Pictures/100000000000060D0000030FFEC56C8B4EECC81E.png" manifest:media-type="image/png"/>
  <manifest:file-entry manifest:full-path="Pictures/1000000000000383000000405C720A1B7D493B68.png" manifest:media-type="image/png"/>
  <manifest:file-entry manifest:full-path="Pictures/10000000000003690000004F6D626353CC0911D4.png" manifest:media-type="image/png"/>
  <manifest:file-entry manifest:full-path="Pictures/1000000000000261000000616CE69BF81FFEA537.png" manifest:media-type="image/png"/>
  <manifest:file-entry manifest:full-path="Pictures/1000000000000578000003E8711FEE16A91306C0.png" manifest:media-type="image/png"/>
  <manifest:file-entry manifest:full-path="Pictures/100000010000025800000188CACFA4B0C4DC4533.png" manifest:media-type="image/png"/>
  <manifest:file-entry manifest:full-path="Pictures/10000000000003820000004CECAA05233FFB5A62.png" manifest:media-type="image/png"/>
  <manifest:file-entry manifest:full-path="Pictures/10000000000003A60000005E08FCAA806C9E4A10.png" manifest:media-type="image/png"/>
  <manifest:file-entry manifest:full-path="Pictures/1000000000000569000001E828990DD7790D4C7D.png" manifest:media-type="image/png"/>
  <manifest:file-entry manifest:full-path="Pictures/100000000000018A0000004E753C283A2BC3DEF5.png" manifest:media-type="image/png"/>
  <manifest:file-entry manifest:full-path="Pictures/10000000000003DE000001B769A300C220D2784F.png" manifest:media-type="image/png"/>
  <manifest:file-entry manifest:full-path="Pictures/10000000000002D70000004BB4B6EAAD3D6BBB0D.png" manifest:media-type="image/png"/>
  <manifest:file-entry manifest:full-path="Pictures/100000010000037200000372FD974412909E379A.png" manifest:media-type="image/png"/>
  <manifest:file-entry manifest:full-path="Pictures/100000000000016100000044E0594A7955C0B007.png" manifest:media-type="image/png"/>
  <manifest:file-entry manifest:full-path="Pictures/100000000000069D000002391A27F7AA59F2329D.png" manifest:media-type="image/png"/>
  <manifest:file-entry manifest:full-path="Pictures/100000000000069F0000023BC8E17431E550A4D2.png" manifest:media-type="image/png"/>
  <manifest:file-entry manifest:full-path="Pictures/10000000000002BD00000032EB3EE513C8812A01.png" manifest:media-type="image/png"/>
  <manifest:file-entry manifest:full-path="Pictures/10000000000002B100000050883B01D52E85C99B.png" manifest:media-type="image/png"/>
  <manifest:file-entry manifest:full-path="Pictures/1000000000000515000001343C9F40D7AC5FC741.png" manifest:media-type="image/png"/>
  <manifest:file-entry manifest:full-path="Pictures/1000000100000253000000470DC5FDD645C16CE4.png" manifest:media-type="image/png"/>
  <manifest:file-entry manifest:full-path="Pictures/10000000000002B100000043CE29EDDB1570CB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1.601cm"/>
      <style:paragraph-properties style:writing-mode="lr-tb"/>
    </style:style>
    <style:style style:name="gr10" style:family="graphic" style:parent-style-name="standard">
      <style:graphic-properties draw:stroke="none" draw:fill="none" fo:min-height="0.801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.601cm"/>
      <style:paragraph-properties style:writing-mode="lr-tb"/>
    </style:style>
    <style:style style:name="gr12" style:family="graphic" style:parent-style-name="standard">
      <style:graphic-properties draw:stroke="none" draw:fill="none" fo:min-height="4.001cm"/>
      <style:paragraph-properties style:writing-mode="lr-tb"/>
    </style:style>
    <style:style style:name="gr13" style:family="graphic" style:parent-style-name="standard">
      <style:graphic-properties draw:stroke="none" draw:fill="none" fo:min-height="2.021cm"/>
      <style:paragraph-properties style:writing-mode="lr-tb"/>
    </style:style>
    <style:style style:name="gr14" style:family="graphic" style:parent-style-name="standard">
      <style:graphic-properties draw:stroke="none" draw:fill="none" fo:min-height="2.8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9cm" fo:min-width="3.435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24.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20.707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6cm" fo:min-width="24.69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atin Modern Roman" fo:font-size="16pt" style:font-size-asian="16pt" style:font-size-complex="16pt"/>
    </style:style>
    <style:style style:name="P11" style:family="paragraph">
      <style:paragraph-properties fo:margin-left="0cm" fo:margin-right="0cm" fo:margin-top="0.42cm" fo:margin-bottom="0.35cm" fo:line-height="100%" fo:text-indent="0cm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6pt" style:font-size-asian="16pt" style:font-size-complex="16pt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fo:text-align="start" style:writing-mode="lr-tb"/>
      <style:text-properties style:font-name="Latin Modern Roman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style:font-name="Latin Modern Roman" fo:font-size="20pt" style:font-size-asian="20pt" style:font-size-complex="20pt"/>
    </style:style>
    <style:style style:name="P16" style:family="paragraph">
      <style:paragraph-properties fo:text-align="center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16pt" style:font-size-asian="16pt" style:font-size-complex="16pt"/>
    </style:style>
    <style:style style:name="T5" style:family="text">
      <style:text-properties style:font-name="Latin Modern Roman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style:font-name="Latin Modern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article, one of the factors that help to become a billionaire is "to be born in September", because:</text:span></text:p>
            <text:p><text:span text:style-name="T1"/></text:p>
            <text:p text:style-name="P4"><text:span text:style-name="T2">"More self-made billionaires were born in September than any other month. [...]</text:span></text:p>
            <text:p text:style-name="P4"><text:span text:style-name="T2">Of the 678 self-made billionaires worldwide, 64 have September birth dates."</text:span></text:p>
            <text:p><text:span text:style-name="T1"/></text:p>
            <text:p><text:span text:style-name="T1">What do you think is wrong with 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ate two samples (A and B, say) of 100 random numbers between 0 and 1</text:span></text:p>
              </text:list-item>
              <text:list-item>
                <text:p><text:span text:style-name="T3">Calculate the ratios A/B and B/A</text:span></text:p>
              </text:list-item>
              <text:list-item>
                <text:p><text:span text:style-name="T3">Create a 4 x 4 figure with KDEs and rug plots of A/B, B/A, ln(A/B) and 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5" draw:layer="layout" svg:width="20cm" svg:height="3.899cm" svg:x="5.5cm" svg:y="9.101cm">
          <draw:text-box>
            <text:p><text:span text:style-name="T1">1. Is this sample positively or negatively skewed?</text:span></text:p>
            <text:p><text:span text:style-name="T1">2. What is its interquartile ran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5" draw:layer="layout" svg:width="20cm" svg:height="10.173cm" svg:x="5.9cm" svg:y="2.101cm">
          <draw:text-box>
            <text:p><text:span text:style-name="T1">What is the third quartile of this distribution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sing R, generate two samples (A and B) of 100 random numbers between 0 and 1, and calculate their logratio ln(A/B). Repeat 10 times and visualise the results as a box plot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8" draw:layer="layout" svg:width="10.755cm" svg:height="0.963cm" svg:x="8.045cm" svg:y="1.4cm">
          <draw:text-box>
            <text:p>https://www.menti.com/alqnaz9suej4</text:p>
          </draw:text-box>
        </draw:frame>
        <draw:frame draw:style-name="gr1" draw:text-style-name="P1" draw:layer="layout" svg:width="10.949cm" svg:height="10.949cm" svg:x="0.051cm" svg:y="3.1cm">
          <draw:image xlink:href="Pictures/100000010000037200000372FD974412909E379A.png" xlink:type="simple" xlink:show="embed" xlink:actuate="onLoad" draw:mime-type="image/png">
            <text:p/>
          </draw:image>
        </draw:frame>
        <draw:frame draw:style-name="gr1" draw:text-style-name="P1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ways are there to draw a hand of 2 cards from a deck of 52 when the order of the hand matter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ways are there to draw a hand of 2 cards from a deck of 52 when you </text:span><text:span text:style-name="T5">don't</text:span><text:span text:style-name="T4"> care about the order of the han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0" draw:layer="layout" svg:width="17.19cm" svg:height="1.051cm" svg:x="7.31cm" svg:y="6.949cm">
          <draw:text-box>
            <text:p text:style-name="P9"><text:span text:style-name="T4">How many ways are there to shuffle 4 card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2" draw:layer="layout" svg:width="17.5cm" svg:height="1.851cm" svg:x="6.5cm" svg:y="6.566cm">
          <draw:text-box>
            <text:p text:style-name="P11"><text:span text:style-name="T4">How many ways are there to pick 3 geologists from a group of 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4" draw:layer="layout" svg:width="20.9cm" svg:height="4.251cm" svg:x="4.3cm" svg:y="5.429cm">
          <draw:text-box>
            <text:p text:style-name="P13"><text:span text:style-name="T4">95% of iron ore deposits are characterised by magnetic anomalies, and so are 98% of chromium deposits, and 1% of other rocks. 0.1% of all rocks contain iron ore, and 0.05% of rocks contain chromium ore. Suppose that we have found a magnetic anomaly. What is the probability that this is caused by an ore deposi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5.7cm">
          <draw:text-box>
            <text:p text:style-name="P13"><text:span text:style-name="T4">How many ways are there to shuffle 52 cards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6cm">
          <draw:text-box>
            <text:p text:style-name="P13"><text:span text:style-name="T4">How many ways are there to rank one million people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14" draw:layer="layout" svg:width="20.9cm" svg:height="3.071cm" svg:x="5.1cm" svg:y="6.429cm">
          <draw:text-box>
            <text:p text:style-name="P13"><text:span text:style-name="T4">How many ways are there to draw 6 lottery numbers from a collection of 59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15" draw:layer="layout" svg:width="3.935cm" svg:height="6.269cm" svg:x="4.3cm" svg:y="4.4cm">
          <draw:text-box>
            <text:p><text:span text:style-name="T6">Question 1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9.301cm" svg:y="4.401cm">
          <draw:text-box>
            <text:p><text:span text:style-name="T6">Question 2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14.301cm" svg:y="4.401cm">
          <draw:text-box>
            <text:p><text:span text:style-name="T6">Question 3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19.302cm" svg:y="4.402cm">
          <draw:text-box>
            <text:p><text:span text:style-name="T6">Question 4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custom-shape draw:style-name="gr16" draw:text-style-name="P1" draw:layer="layout" svg:width="0.5cm" svg:height="0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4.67cm" svg:height="1.254cm" svg:x="1cm" svg:y="0.74cm">
          <draw:text-box>
            <text:p><text:span text:style-name="T6">What is the chance of guessing two of these multiple choice questions righ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9" draw:text-style-name="P15" draw:layer="layout" svg:width="21.207cm" svg:height="3.26cm" svg:x="4cm" svg:y="5.3cm">
          <draw:text-box>
            <text:p><text:span text:style-name="T6">A Scottish geology student goes mapping on five occasions.</text:span></text:p>
            <text:p><text:span text:style-name="T6">There is an 80% chance of rain per trip. What is the probability </text:span></text:p>
            <text:p><text:span text:style-name="T6">that the student enjoys at least two dry mapping tri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3.917cm" svg:height="8.037cm" svg:x="1.583cm" svg:y="3.212cm">
          <draw:image xlink:href="Pictures/100000000000069D000002391A27F7AA59F2329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4.917cm" svg:height="8.393cm" svg:x="1.5cm" svg:y="3.5cm">
          <draw:image xlink:href="Pictures/100000000000069F0000023BC8E17431E550A4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0" draw:text-style-name="P16" draw:layer="layout" svg:width="25.127cm" svg:height="8.853cm" svg:x="1.431cm" svg:y="2.974cm">
          <draw:image xlink:href="Pictures/1000000000000569000001E828990DD7790D4C7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1" draw:text-style-name="P15" draw:layer="layout" svg:width="25.199cm" svg:height="5.266cm" svg:x="1.32cm" svg:y="4.237cm">
          <draw:text-box>
            <text:p><text:span text:style-name="T6">We believe that 50% of all dinosaur fossils are female (and 50% are male). </text:span></text:p>
            <text:p><text:span text:style-name="T6">A bone bed contains 50 dinosaur fossils among which 32 are female </text:span></text:p>
            <text:p><text:span text:style-name="T6">(and 18 are male). Do we have enough evidence to prove that the proportion </text:span></text:p>
            <text:p><text:span text:style-name="T6">of males and females is different? Do our data support the notion that </text:span></text:p>
            <text:p><text:span text:style-name="T6">females are more common than mal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1-28T07:46:29.917700473</dc:date>
    <dc:creator>Pieter Vermeesch</dc:creator>
    <meta:editing-duration>PT1H40M24S</meta:editing-duration>
    <meta:editing-cycles>13</meta:editing-cycles>
    <meta:generator>LibreOffice/7.3.7.2$Linux_X86_64 LibreOffice_project/30$Build-2</meta:generator>
    <meta:document-statistic meta:object-count="209"/>
  </office:meta>
</office:document-meta>
</file>